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Noto Sans Devanagari2" svg:font-family="'Noto Sans Devanagari'"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Medium" svg:font-family="'Noto Sans CJK JP Medium'" style:font-family-generic="roman" style:font-pitch="variable"/>
    <style:font-face style:name="Noto Sans CJK JP Regular" svg:font-family="'Noto Sans CJK JP Regular'"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Text_20_body">
      <style:text-properties officeooo:rsid="00157de3" officeooo:paragraph-rsid="00157de3"/>
    </style:style>
    <style:style style:name="P2" style:family="paragraph" style:parent-style-name="Text_20_body">
      <style:text-properties fo:font-size="12pt" officeooo:rsid="001b6ded" officeooo:paragraph-rsid="001b6ded" style:font-size-asian="12pt" style:font-size-complex="12pt"/>
    </style:style>
    <style:style style:name="P3" style:family="paragraph" style:parent-style-name="Text_20_body">
      <style:text-properties fo:font-size="12pt" officeooo:rsid="001e999b" officeooo:paragraph-rsid="001e999b" style:font-size-asian="12pt" style:font-size-complex="12pt"/>
    </style:style>
    <style:style style:name="P4" style:family="paragraph" style:parent-style-name="Text_20_body">
      <style:paragraph-properties fo:text-align="start" style:justify-single-word="false"/>
      <style:text-properties fo:font-size="13pt" officeooo:rsid="00157de3" officeooo:paragraph-rsid="00157de3" style:font-size-asian="13pt" style:font-size-complex="13pt"/>
    </style:style>
    <style:style style:name="P5" style:family="paragraph" style:parent-style-name="Text_20_body">
      <style:text-properties officeooo:paragraph-rsid="001b6ded"/>
    </style:style>
    <style:style style:name="P6" style:family="paragraph" style:parent-style-name="Text_20_body">
      <style:text-properties officeooo:rsid="002400b1" officeooo:paragraph-rsid="0027f939"/>
    </style:style>
    <style:style style:name="P7" style:family="paragraph" style:parent-style-name="Text_20_body">
      <style:text-properties officeooo:rsid="002400b1" officeooo:paragraph-rsid="00283a82"/>
    </style:style>
    <style:style style:name="P8" style:family="paragraph" style:parent-style-name="Text_20_body">
      <style:text-properties officeooo:rsid="0026f78f" officeooo:paragraph-rsid="0026f78f"/>
    </style:style>
    <style:style style:name="P9" style:family="paragraph" style:parent-style-name="Text_20_body">
      <style:text-properties officeooo:rsid="00283a82" officeooo:paragraph-rsid="00283a82"/>
    </style:style>
    <style:style style:name="P10" style:family="paragraph" style:parent-style-name="Text_20_body">
      <style:text-properties officeooo:rsid="0030ef2d" officeooo:paragraph-rsid="0030ef2d"/>
    </style:style>
    <style:style style:name="P11" style:family="paragraph" style:parent-style-name="Text_20_body">
      <style:text-properties fo:font-style="italic" fo:font-weight="bold" officeooo:rsid="0032dd17" officeooo:paragraph-rsid="0032dd17" style:font-style-asian="italic" style:font-weight-asian="bold" style:font-style-complex="italic" style:font-weight-complex="bold"/>
    </style:style>
    <style:style style:name="P12" style:family="paragraph" style:parent-style-name="Text_20_body">
      <style:text-properties officeooo:rsid="00358cb8" officeooo:paragraph-rsid="00358cb8"/>
    </style:style>
    <style:style style:name="P13" style:family="paragraph" style:parent-style-name="Text_20_body">
      <style:text-properties officeooo:rsid="0038a866" officeooo:paragraph-rsid="0038a866"/>
    </style:style>
    <style:style style:name="P14" style:family="paragraph" style:parent-style-name="Text_20_body">
      <style:text-properties officeooo:rsid="003a56fd" officeooo:paragraph-rsid="003a56fd"/>
    </style:style>
    <style:style style:name="P15" style:family="paragraph" style:parent-style-name="Footnote">
      <style:text-properties officeooo:rsid="0027f939" officeooo:paragraph-rsid="0027f939"/>
    </style:style>
    <style:style style:name="P16" style:family="paragraph" style:parent-style-name="Title">
      <style:text-properties officeooo:rsid="00157de3" officeooo:paragraph-rsid="00157de3"/>
    </style:style>
    <style:style style:name="P17" style:family="paragraph" style:parent-style-name="Title">
      <style:text-properties officeooo:paragraph-rsid="00157de3"/>
    </style:style>
    <style:style style:name="P18" style:family="paragraph" style:parent-style-name="Heading_20_1">
      <style:paragraph-properties fo:break-before="page"/>
      <style:text-properties officeooo:rsid="0018cda5" officeooo:paragraph-rsid="0018cda5"/>
    </style:style>
    <style:style style:name="P19" style:family="paragraph" style:parent-style-name="Heading_20_1">
      <style:text-properties officeooo:rsid="001b6ded" officeooo:paragraph-rsid="001b6ded"/>
    </style:style>
    <style:style style:name="P20" style:family="paragraph" style:parent-style-name="Footer">
      <style:paragraph-properties fo:text-align="end" style:justify-single-word="fals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59cm" style:type="right" style:leader-style="solid" style:leader-text="_"/>
        </style:tab-stops>
      </style:paragraph-properties>
    </style:style>
    <style:style style:name="P23" style:family="paragraph" style:parent-style-name="Heading_20_2">
      <style:text-properties officeooo:rsid="002b1073" officeooo:paragraph-rsid="002b1073"/>
    </style:style>
    <style:style style:name="P24" style:family="paragraph" style:parent-style-name="Heading_20_2">
      <style:text-properties officeooo:rsid="00358cb8" officeooo:paragraph-rsid="00358cb8"/>
    </style:style>
    <style:style style:name="P25" style:family="paragraph" style:parent-style-name="Contents_20_2">
      <style:paragraph-properties>
        <style:tab-stops>
          <style:tab-stop style:position="17.59cm" style:type="right" style:leader-style="solid" style:leader-text="_"/>
        </style:tab-stops>
      </style:paragraph-properties>
    </style:style>
    <style:style style:name="T1" style:family="text">
      <style:text-properties officeooo:rsid="00157de3"/>
    </style:style>
    <style:style style:name="T2" style:family="text">
      <style:text-properties fo:language="fr" fo:country="FR"/>
    </style:style>
    <style:style style:name="T3" style:family="text">
      <style:text-properties fo:language="fr" fo:country="FR" officeooo:rsid="001e7f72"/>
    </style:style>
    <style:style style:name="T4" style:family="text">
      <style:text-properties fo:language="fr" fo:country="FR" officeooo:rsid="001e999b"/>
    </style:style>
    <style:style style:name="T5" style:family="text">
      <style:text-properties fo:language="fr" fo:country="FR" officeooo:rsid="00203bae"/>
    </style:style>
    <style:style style:name="T6" style:family="text">
      <style:text-properties fo:language="fr" fo:country="FR" officeooo:rsid="002400b1"/>
    </style:style>
    <style:style style:name="T7" style:family="text">
      <style:text-properties fo:language="fr" fo:country="FR" officeooo:rsid="00283a82"/>
    </style:style>
    <style:style style:name="T8" style:family="text">
      <style:text-properties fo:language="fr" fo:country="FR" officeooo:rsid="002932ef"/>
    </style:style>
    <style:style style:name="T9" style:family="text">
      <style:text-properties officeooo:rsid="001e999b"/>
    </style:style>
    <style:style style:name="T10" style:family="text">
      <style:text-properties officeooo:rsid="0025eda8"/>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officeooo:rsid="0027f939"/>
    </style:style>
    <style:style style:name="T14" style:family="text">
      <style:text-properties officeooo:rsid="002f1001"/>
    </style:style>
    <style:style style:name="T15" style:family="text">
      <style:text-properties officeooo:rsid="003680bf"/>
    </style:style>
    <style:style style:name="T16" style:family="text">
      <style:text-properties officeooo:rsid="0036d6d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Economie des Logiciels Libres</text:span></text:p>
      <text:p text:style-name="P16">Cas Freple</text:p>
      <text:p text:style-name="P1"/>
      <text:p text:style-name="Subtitle">Etude de cas</text:p>
      <text:p text:style-name="Subtitle">Licence Professionnelle ADSILLH promotion 2018-2019</text:p>
      <text:p text:style-name="Subtitle">Luc Lauriou</text:p>
      <text:p text:style-name="P4"/>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Sommaire</text:p>
          </text:index-title>
          <text:p text:style-name="P22"><text:a xlink:type="simple" xlink:href="#__RefHeading___Toc121_1171054269" text:style-name="Index_20_Link" text:visited-style-name="Index_20_Link">Introduction<text:tab/>3</text:a></text:p>
          <text:p text:style-name="P22"><text:a xlink:type="simple" xlink:href="#__RefHeading___Toc123_1171054269" text:style-name="Index_20_Link" text:visited-style-name="Index_20_Link">Modèles économiques<text:tab/>3</text:a></text:p>
          <text:p text:style-name="P25"><text:a xlink:type="simple" xlink:href="#__RefHeading___Toc141_1171054269" text:style-name="Index_20_Link" text:visited-style-name="Index_20_Link">Edition Communautaire<text:tab/>3</text:a></text:p>
          <text:p text:style-name="P25"><text:a xlink:type="simple" xlink:href="#__RefHeading___Toc351_1171054269" text:style-name="Index_20_Link" text:visited-style-name="Index_20_Link">Edition Nuagique<text:tab/>3</text:a></text:p>
          <text:p text:style-name="P25"><text:a xlink:type="simple" xlink:href="#__RefHeading___Toc353_1171054269" text:style-name="Index_20_Link" text:visited-style-name="Index_20_Link">Edition Entreprise<text:tab/>3</text:a></text:p>
          <text:p text:style-name="P22"><text:a xlink:type="simple" xlink:href="#__RefHeading___Toc125_1171054269" text:style-name="Index_20_Link" text:visited-style-name="Index_20_Link">Conclusion<text:tab/>4</text:a></text:p>
          <text:p text:style-name="P22"><text:a xlink:type="simple" xlink:href="#__RefHeading___Toc127_1171054269" text:style-name="Index_20_Link" text:visited-style-name="Index_20_Link">Sources<text:tab/>4</text:a></text:p>
        </text:index-body>
      </text:table-of-content>
      <text:h text:style-name="P18" text:outline-level="1"><text:bookmark-start text:name="__RefHeading___Toc121_1171054269"/>Introduction<text:bookmark-end text:name="__RefHeading___Toc121_1171054269"/></text:h>
      <text:p text:style-name="P9">Les logiciels sont soumis à l’économie des biens immateriels. Etant des biens non rivaux, leur coût marginal de copie est nul, <text:span text:style-name="T14">permettant ainsi de les distribuer gratuitement, une fois financés</text:span>. <text:span text:style-name="T16">Cependant, la valeur intrinsèque d’un logiciel est difficile à quantifier, à l’inverse de son coût, c’est pourquoi il est promordial d’étudier correctement les modèles économiques qui s’offrent à nous quand viens la question de son financement, notamment quand il s’agit d’un logiciel libre.</text:span></text:p>
      <text:p text:style-name="P2">Freple est un<text:span text:style-name="T9">e solution</text:span> open source de planific<text:span text:style-name="T3">ation de chaines d’approvisionnement. </text:span><text:span text:style-name="T4">Elle comporte</text:span><text:span text:style-name="T3"> des outils de gestion d’inventaires, de </text:span><text:span text:style-name="T4">création de</text:span><text:span text:style-name="T3"> planning</text:span><text:span text:style-name="T4">s</text:span><text:span text:style-name="T3"> de production, </text:span><text:span text:style-name="T4">de chemins d’approvisionnement, d’historiques et de schemas, etc. pour gérer les ressources d’une entreprise.</text:span></text:p>
      <text:p text:style-name="P3"><text:span text:style-name="T2">Elle est distribuée sous divers modèles économiques pour pouvoir se placer au plus près des différentes demandes de chacun de ses clients potentiels, </text:span><text:span text:style-name="T5">tout en concervant un revenu su</text:span><text:span text:style-name="T6">ffisant </text:span><text:span text:style-name="T7">et en bénéficiant de ce que peut lui apporter l’open source, à savoir </text:span><text:span text:style-name="T8">une main d’oeuvre volontaire</text:span><text:span text:style-name="T5">.</text:span></text:p>
      <text:h text:style-name="P19" text:outline-level="1"><text:bookmark-start text:name="__RefHeading___Toc123_1171054269"/>Modèles économiques<text:bookmark-end text:name="__RefHeading___Toc123_1171054269"/></text:h>
      <text:p text:style-name="P7"><text:span text:style-name="T13">"Un logiciel est gratuit… une fois qu’il a été payé"</text:span><text:span text:style-name="T13"><text:note text:id="ftn0" text:note-class="footnote"><text:note-citation>1</text:note-citation><text:note-body><text:p text:style-name="P15">François Elie, président de l’ADULLACT</text:p></text:note-body></text:note></text:span><text:span text:style-name="T13">. La solution Freple peut être obenue gratuitement. Cependant, </text:span>Freple <text:span text:style-name="T10">est aussi distrubué sous différentes licences propriétaires payantes afin de financer son développement. Il est intéressant d’étudier les modèles économiques proposés par les fondateurs de Freple.</text:span></text:p>
      <text:h text:style-name="P23" text:outline-level="2"><text:bookmark-start text:name="__RefHeading___Toc141_1171054269"/>Edition Communautaire<text:bookmark-end text:name="__RefHeading___Toc141_1171054269"/></text:h>
      <text:p text:style-name="P6"><text:span text:style-name="T10">Sous licence libre et copyleft, l’AGPL version 3, une partie de ce produit est distibuée gratuitement. De nombreux modules sont manquant par rapport aux solutions payantes et la licence restreint les possibilités d’interfacage avec d’autres logiciels, étant donné qu’ils doivent être compatibles avec la licence AGPL. Qui plus est, les modifications apportées au logiciel doivent être redistribuées sous les mêmes termes que cette licence.</text:span></text:p>
      <text:p text:style-name="P11"><text:tab/>TODO</text:p>
      <text:p text:style-name="P10">Ce modèle peut convenir à de petites entreprise</text:p>
      <text:h text:style-name="P24" text:outline-level="2"><text:bookmark-start text:name="__RefHeading___Toc351_1171054269"/>Edition Nuagique<text:bookmark-end text:name="__RefHeading___Toc351_1171054269"/></text:h>
      <text:p text:style-name="P8">Chacun des modules de la solution complète (<text:span text:style-name="T11">Inventory planning</text:span><text:span text:style-name="T12">,</text:span><text:span text:style-name="T11"> Production planning </text:span><text:span text:style-name="T12">et </text:span><text:span text:style-name="T11">Demand forecasting</text:span><text:span text:style-name="T12">) peut être </text:span></text:p>
      <text:h text:style-name="P24" text:outline-level="2"><text:bookmark-start text:name="__RefHeading___Toc353_1171054269"/><text:soft-page-break/>Edition Entreprise<text:bookmark-end text:name="__RefHeading___Toc353_1171054269"/></text:h>
      <text:p text:style-name="P12">L’<text:span text:style-name="T15">unique différence</text:span> avec l’édition nuagique est que la solution est fournie au client, qu’il peut alors héberger lui-même. <text:span text:style-name="T15">L</text:span>es prix sont les mêmes que pour l’édition nuagique, ce qui paraît étonnant étant donné que, de ce fait, Freple n’a pas à se charger de l’hebergement et bénificie donc de coûts ammoindris. On <text:span text:style-name="T15">donc</text:span> peut s’attendre à ce <text:span text:style-name="T15">la stratégie d</text:span>e ce<text:span text:style-name="T15">tte édition soit de proposer la solution à un prix réduit.</text:span></text:p>
      <text:h text:style-name="P19" text:outline-level="1"><text:bookmark-start text:name="__RefHeading___Toc125_1171054269"/>Conclusion<text:bookmark-end text:name="__RefHeading___Toc125_1171054269"/></text:h>
      <text:p text:style-name="P5"/>
      <text:h text:style-name="Heading_20_1" text:outline-level="1"><text:bookmark-start text:name="__RefHeading___Toc127_1171054269"/>Sources<text:bookmark-end text:name="__RefHeading___Toc127_1171054269"/></text:h>
      <text:p text:style-name="P14">Cours sur l’Economie des Logiciels Libres de Monsieur Christophe Catarina</text:p>
      <text:p text:style-name="P13">Site de Freple</text:p>
      <text:p text:style-name="P13">Dépot Github de Fre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Regular" style:font-family-generic="swiss"/>
    <style:font-face style:name="Noto Sans Devanagari2" svg:font-family="'Noto Sans Devanagari'"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Medium" svg:font-family="'Noto Sans CJK JP Medium'" style:font-family-generic="roman" style:font-pitch="variable"/>
    <style:font-face style:name="Noto Sans CJK JP Regular" svg:font-family="'Noto Sans CJK JP Regular'"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ab-stops/>
      </style:paragraph-properties>
      <style:text-properties style:font-name="Arial" fo:font-family="Arial" style:font-style-name="Regular" style:font-family-generic="swiss" fo:font-size="12pt"/>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20_1_7e_LT_7e_Gliederung_20_1" style:display-name="Standard 1~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3" style:display-name="Standard 1~LT~Gliederung 3" style:family="paragraph" style:parent-style-name="Standard_20_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20_1_7e_LT_7e_Gliederung_20_4" style:display-name="Standard 1~LT~Gliederung 4" style:family="paragraph" style:parent-style-name="Standard_20_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Standard_20_1_7e_LT_7e_Gliederung_20_5" style:display-name="Standard 1~LT~Gliederung 5" style:family="paragraph" style:parent-style-name="Standard_20_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Standard_20_1_7e_LT_7e_Gliederung_20_6" style:display-name="Standard 1~LT~Gliederung 6" style:family="paragraph" style:parent-style-name="Standard_20_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Standard_20_1_7e_LT_7e_Gliederung_20_7" style:display-name="Standard 1~LT~Gliederung 7" style:family="paragraph" style:parent-style-name="Standard_20_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Standard_20_1_7e_LT_7e_Gliederung_20_8" style:display-name="Standard 1~LT~Gliederung 8" style:family="paragraph" style:parent-style-name="Standard_20_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Untertitel" style:display-name="Standard 1~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Notizen" style:display-name="Standard 1~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Hintergrundobjekte" style:display-name="Standard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20_1_7e_LT_7e_Hintergrund" style:display-name="Standard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30:35.114632341</meta:creation-date>
    <dc:date>2018-12-13T17:59:53.877136421</dc:date>
    <meta:editing-duration>PT1H27M47S</meta:editing-duration>
    <meta:editing-cycles>25</meta:editing-cycles>
    <meta:generator>LibreOffice/6.1.3.2$Linux_X86_64 LibreOffice_project/10$Build-2</meta:generator>
    <meta:document-statistic meta:table-count="0" meta:image-count="0" meta:object-count="0" meta:page-count="4" meta:paragraph-count="34" meta:word-count="431" meta:character-count="2894" meta:non-whitespace-character-count="2495"/>
  </office:meta>
</office:document-meta>
</file>